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8000" draw:fill-color="#ffffd7" draw:textarea-horizontal-align="justify" draw:textarea-vertical-align="middle" draw:auto-grow-height="false" fo:min-height="0.634cm" fo:min-width="2.152cm"/>
      <style:paragraph-properties style:writing-mode="lr-tb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4" style:family="graphic" style:parent-style-name="standard">
      <style:graphic-properties svg:stroke-color="#00a933" draw:fill-color="#ffdbb6" draw:textarea-horizontal-align="justify" draw:textarea-vertical-align="middle" draw:auto-grow-height="false" fo:min-height="3.286cm" fo:min-width="2.506cm"/>
      <style:paragraph-properties style:writing-mode="lr-tb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8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5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75cm" svg:height="1.25cm" svg:x="8.5cm" svg:y="1.25cm">
          <text:p text:style-name="P1">princ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5cm" svg:y1="2.5cm" svg:x2="10.25cm" svg:y2="5.25cm">
          <text:p/>
        </draw:line>
        <draw:custom-shape draw:style-name="gr3" draw:text-style-name="P1" draw:layer="layout" svg:width="3.75cm" svg:height="1.5cm" svg:x="8.75cm" svg:y="5.25cm">
          <text:p text:style-name="P1">Argo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5cm" svg:height="5cm" svg:x="15.5cm" svg:y="6.75cm">
          <text:p text:style-name="P1">VariabiliGloba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5cm" svg:y1="5.5cm" svg:x2="16.5cm" svg:y2="7.5cm">
          <text:p text:style-name="P5"><text:span text:style-name="T1">set_args</text:span></text:p>
          <text:p text:style-name="P5"><text:span text:style-name="T1">set_int_args</text:span></text:p>
          <text:p text:style-name="P5"><text:span text:style-name="T1">set_opzioni</text:span></text:p>
        </draw:line>
        <draw:line draw:style-name="gr6" draw:text-style-name="P3" draw:layer="layout" svg:x1="10.5cm" svg:y1="6.75cm" svg:x2="10.5cm" svg:y2="9cm">
          <text:p/>
        </draw:line>
        <draw:custom-shape draw:style-name="gr7" draw:text-style-name="P1" draw:layer="layout" svg:width="4.25cm" svg:height="1.5cm" svg:x="8.5cm" svg:y="9cm">
          <text:p text:style-name="P1">EvalOpzioni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5cm" svg:y1="10.5cm" svg:x2="10.5cm" svg:y2="12.25cm">
          <text:p/>
        </draw:line>
        <draw:custom-shape draw:style-name="gr3" draw:text-style-name="P5" draw:layer="layout" svg:width="3.75cm" svg:height="1.5cm" svg:x="8.75cm" svg:y="12.25cm">
          <text:p text:style-name="P5">Loopp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75cm" svg:y1="9.75cm" svg:x2="13cm" svg:y2="9.75cm">
          <text:p text:style-name="P7"><text:span text:style-name="T2">get_opzioni</text:span></text:p>
          <text:p text:style-name="P7"><text:span text:style-name="T2">get_args</text:span></text:p>
          <text:p text:style-name="P7"><text:span text:style-name="T2">get_sito</text:span></text:p>
          <text:p text:style-name="P7"><text:span text:style-name="T2">get_root</text:span></text:p>
          <text:p text:style-name="P7"><text:span text:style-name="T2">get_file_URLS</text:span></text:p>
          <text:p text:style-name="P7"><text:span text:style-name="T2">get_file_DIRS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9T17:51:39.175025455</meta:creation-date>
    <dc:date>2024-01-29T18:22:08.543872107</dc:date>
    <meta:editing-duration>PT20M20S</meta:editing-duration>
    <meta:editing-cycles>3</meta:editing-cycles>
    <meta:generator>LibreOffice/7.3.7.2$Linux_X86_64 LibreOffice_project/30$Build-2</meta:generator>
    <meta:document-statistic meta:object-count="10"/>
  </office:meta>
</office:document-meta>
</file>